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quared Difference Accumulate</text:span></text:p>
      <text:p text:style-name="P2"><text:span text:style-name="T2">Squared Difference Accumulate</text:span><text:span text:style-name="T3">:</text:span></text:p>
      <text:p text:style-name="P2"><text:span text:style-name="T4">Simply just input two values A and B, get A-B, and squre, and finally accumulate all the result.<text:s/></text:span><text:span text:style-name="T5"/></text:p>
      <text:p text:style-name="P2"><text:span text:style-name="T5">C-sim/Synthesis/Cosim</text:span></text:p>
      <text:p text:style-name="P2"><text:span text:style-name="T5">Original:</text:span></text:p>
      <text:p text:style-name="P2"><text:span text:style-name="T5">C-sim:</text:span></text:p>
      <text:p text:style-name="P3"><draw:frame text:anchor-type="as-char" svg:width="112.98mm" svg:height="67.73mm" style:rel-width="scale" style:rel-height="scale"><draw:object-ole xlink:href="OleObj1"/><draw:image xlink:href="ObjectReplacements/OleObj1"/></draw:frame><text:span text:style-name="T6"/></text:p>
      <text:p text:style-name="P4"><text:span text:style-name="T7">Synthesis:</text:span></text:p>
      <text:p text:style-name="P5"><draw:frame text:anchor-type="as-char" svg:width="107.42mm" svg:height="135.73mm" style:rel-width="scale" style:rel-height="scale"><draw:object-ole xlink:href="OleObj2"/><draw:image xlink:href="ObjectReplacements/OleObj2"/></draw:frame><text:span text:style-name="T8"/></text:p>
      <text:p text:style-name="P6"><text:span text:style-name="T9">Cosim:</text:span></text:p>
      <text:p text:style-name="P7"><draw:frame text:anchor-type="as-char" svg:width="122.24mm" svg:height="53.18mm" style:rel-width="scale" style:rel-height="scale"><draw:object-ole xlink:href="OleObj3"/><draw:image xlink:href="ObjectReplacements/OleObj3"/></draw:frame><text:span text:style-name="T10"/></text:p>
      <text:p text:style-name="P7"><text:span text:style-name="T11">First, I add array partition and unroll on it. The factor = 2</text:span></text:p>
      <text:p text:style-name="P7"><draw:frame text:anchor-type="as-char" svg:width="104.25mm" svg:height="29.63mm" style:rel-width="scale" style:rel-height="scale"><draw:object-ole xlink:href="OleObj4"/><draw:image xlink:href="ObjectReplacements/OleObj4"/></draw:frame><text:span text:style-name="T12"/></text:p>
      <text:p text:style-name="P7"><draw:frame text:anchor-type="as-char" svg:width="108.48mm" svg:height="141.29mm" style:rel-width="scale" style:rel-height="scale"><draw:object-ole xlink:href="OleObj5"/><draw:image xlink:href="ObjectReplacements/OleObj5"/></draw:frame><text:span text:style-name="T12"/></text:p>
      <text:p text:style-name="P7"><text:span text:style-name="T13">In fact, the result is not that ideal. The utilization becomes two times larger, but the latency doesn't becomes two or more times smaller.</text:span></text:p>
      <text:p text:style-name="P7"><text:span text:style-name="T13">And then, I try to unroll more.</text:span></text:p>
      <text:p text:style-name="P7"><text:span text:style-name="T13">However, it gets worse.</text:span></text:p>
      <text:p text:style-name="P7"><draw:frame text:anchor-type="as-char" svg:width="114.56mm" svg:height="137.85mm" style:rel-width="scale" style:rel-height="scale"><draw:object-ole xlink:href="OleObj6"/><draw:image xlink:href="ObjectReplacements/OleObj6"/></draw:frame><text:span text:style-name="T14"/></text:p>
      <text:p text:style-name="P7"><text:span text:style-name="T15">Then, I try my best to lower the latency. I separate the "+=" which breaks the dependency and use an array to save the data first. Add them all in the end.</text:span></text:p>
      <text:p text:style-name="P7"><draw:frame text:anchor-type="as-char" svg:width="93.13mm" svg:height="26.72mm" style:rel-width="scale" style:rel-height="scale"><draw:object-ole xlink:href="OleObj7"/><draw:image xlink:href="ObjectReplacements/OleObj7"/></draw:frame><text:span text:style-name="T16"/></text:p>
      <text:p text:style-name="P7"><text:span text:style-name="T17">Result:</text:span></text:p>
      <text:p text:style-name="P7"><draw:frame text:anchor-type="as-char" svg:width="110.60mm" svg:height="135.73mm" style:rel-width="scale" style:rel-height="scale"><draw:object-ole xlink:href="OleObj8"/><draw:image xlink:href="ObjectReplacements/OleObj8"/></draw:frame><text:span text:style-name="T18"/></text:p>
      <text:p text:style-name="P7"><text:span text:style-name="T19">latency is 7 with no timing violations and a lot of utilization.</text:span></text:p>
      <text:p text:style-name="P7"><text:span text:style-name="T19">Then, I expand the unroll factor to 5.</text:span></text:p>
      <text:p text:style-name="P7"><text:span text:style-name="T19">latency is 6</text:span></text:p>
      <text:p text:style-name="P7"><draw:frame text:anchor-type="as-char" svg:width="107.69mm" svg:height="141.02mm" style:rel-width="scale" style:rel-height="scale"><draw:object-ole xlink:href="OleObj9"/><draw:image xlink:href="ObjectReplacements/OleObj9"/></draw:frame><text:span text:style-name="T20"/></text:p>
      <text:p text:style-name="P7"><text:span text:style-name="T21">Because the size of the array is 10, only the factor 10 in the factors bigger than 5 has the possibility to lower the latency.</text:span></text:p>
      <text:p text:style-name="P7"><text:span text:style-name="T21">However, it seems not good.</text:span></text:p>
      <text:p text:style-name="P7"><text:span text:style-name="T21">But the latency is down to 2.</text:span></text:p>
      <text:p text:style-name="P7"><draw:frame text:anchor-type="as-char" svg:width="108.74mm" svg:height="138.91mm" style:rel-width="scale" style:rel-height="scale"><draw:object-ole xlink:href="OleObj10"/><draw:image xlink:href="ObjectReplacements/OleObj10"/></draw:frame><text:span text:style-name="T22"/></text:p>
      <text:p text:style-name="P7"><text:span text:style-name="T23">Hardware : AXI Master</text:span></text:p>
      <text:p text:style-name="P7"><draw:frame text:anchor-type="as-char" svg:width="123.56mm" svg:height="117.48mm" style:rel-width="scale" style:rel-height="scale"><draw:object-ole xlink:href="OleObj11"/><draw:image xlink:href="ObjectReplacements/OleObj11"/></draw:frame><text:span text:style-name="T24"/></text:p>
      <text:p text:style-name="P7"><draw:frame text:anchor-type="as-char" svg:width="152.40mm" svg:height="53.98mm" style:rel-width="scale" style:rel-height="scale"><draw:object-ole xlink:href="OleObj12"/><draw:image xlink:href="ObjectReplacements/OleObj12"/></draw:frame><text:span text:style-name="T24"/></text:p>
      <text:p text:style-name="P7"><text:span text:style-name="T25">However, the output on the jupytor is only the answer for half process . I still can't figure it out.</text:span></text:p>
      <text:p text:style-name="P7"><draw:frame text:anchor-type="as-char" svg:width="152.40mm" svg:height="91.55mm" style:rel-width="scale" style:rel-height="scale"><draw:object-ole xlink:href="OleObj13"/><draw:image xlink:href="ObjectReplacements/OleObj13"/></draw:frame><text:span text:style-name="T26"/></text:p>
      <text:p text:style-name="P7"><text:span text:style-name="T27">github address:</text:span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8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